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F000001C86989DD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33cc6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svg:stroke-color="#ffffff" draw:marker-start-width="0.35cm" draw:marker-end-width="0.35cm" draw:fill="solid" draw:fill-color="#33cc66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ffffff" draw:marker-start-width="0.35cm" draw:marker-end-width="0.35cm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4.858cm"/>
    </style:style>
    <style:style style:name="gr8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16%" draw:contrast="1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2cm"/>
    </style:style>
    <style:style style:name="gr11" style:family="graphic" style:parent-style-name="standard">
      <style:graphic-properties draw:stroke="none" svg:stroke-color="#000000" draw:fill="none" draw:fill-color="#ffffff" fo:min-height="3.3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33cc66" fo:font-family="Rasheeq" style:font-pitch="variable" fo:font-size="96pt" fo:font-style="normal" fo:font-weight="bold" style:font-size-asian="96pt" style:font-style-asian="normal" style:font-weight-asian="bold" style:font-size-complex="96pt" style:font-style-complex="normal" style:font-weight-complex="bold"/>
    </style:style>
    <style:style style:name="P3" style:family="paragraph">
      <style:paragraph-properties fo:margin-left="0cm" fo:margin-right="0cm" fo:text-indent="0cm"/>
      <style:text-properties fo:color="#33cc66" fo:font-family="Rasheeq" style:font-pitch="variable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style:style style:name="T1" style:family="text">
      <style:text-properties fo:color="#33cc66" fo:font-family="Rasheeq" style:font-pitch="variable" fo:font-size="96pt" fo:font-style="normal" fo:font-weight="bold" style:font-size-asian="96pt" style:font-style-asian="normal" style:font-weight-asian="bold" style:font-size-complex="96pt" style:font-style-complex="normal" style:font-weight-complex="bold"/>
    </style:style>
    <style:style style:name="T2" style:family="text">
      <style:text-properties fo:color="#33cc66" fo:font-family="Rasheeq" style:font-pitch="variable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3cm" svg:height="16.083cm" svg:x="21.2cm" svg:y="-4.083cm">
          <draw:image xlink:href="Pictures/10000201000000CF000001C86989DDA7.png" xlink:type="simple" xlink:show="embed" xlink:actuate="onLoad">
            <text:p/>
          </draw:image>
        </draw:frame>
        <draw:polygon draw:style-name="gr2" draw:text-style-name="P1" draw:layer="layout" svg:width="3.407cm" svg:height="3.03cm" svg:x="9.574cm" svg:y="4.5cm" svg:viewBox="0 0 3408 3031" draw:points="0,0 1232,0 1707,1844 2180,0 3408,0 3408,3031 2643,3031 2643,720 2050,3031 1358,3031 767,720 767,3031 0,3031">
          <text:p/>
        </draw:polygon>
        <draw:polygon draw:style-name="gr2" draw:text-style-name="P1" draw:layer="layout" svg:width="3.211cm" svg:height="3.03cm" svg:x="5.288cm" svg:y="6.5cm" svg:viewBox="0 0 3212 3031" draw:points="0,0 936,0 936,1146 1918,0 3163,0 2059,1144 3212,3031 2059,3031 1420,1784 936,2291 936,3031 0,3031">
          <text:p/>
        </draw:polygon>
        <draw:g>
          <draw:custom-shape draw:style-name="gr3" draw:text-style-name="P1" draw:layer="layout" svg:width="7.5cm" svg:height="7.5cm" svg:x="15.2cm" svg:y="36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4" draw:text-style-name="P1" draw:layer="layout" svg:width="8cm" svg:height="0.335cm" svg:x="15.2cm" svg:y="36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0.335cm" svg:x="15.2cm" svg:y="37.3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0.335cm" svg:x="15.2cm" svg:y="38.1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0.335cm" svg:x="15.2cm" svg:y="38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0.335cm" svg:x="15.2cm" svg:y="39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0.335cm" svg:x="15.2cm" svg:y="40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4cm" svg:x="14.8cm" svg:y="4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1.5cm" svg:height="2.5cm" svg:x="18.9cm" svg:y="37.2cm">
            <text:p/>
            <draw:enhanced-geometry svg:viewBox="0 0 21600 21600" draw:glue-points="10800 0 5400 10800 0 21600 10800 21600 21600 21600 16200 10800" draw:text-areas="1900 12700 12700 19700" draw:mirror-horizontal="false" draw:mirror-vertical="false" draw:type="right-triangle" draw:enhanced-path="M 0 0 L 21600 21600 0 21600 0 0 Z N"/>
          </draw:custom-shape>
          <draw:custom-shape draw:style-name="gr6" draw:text-style-name="P1" draw:layer="layout" svg:width="1.5cm" svg:height="2.5cm" svg:x="17.4cm" svg:y="37.2cm">
            <text:p/>
            <draw:enhanced-geometry svg:viewBox="0 0 21600 21600" draw:glue-points="10800 0 5400 10800 0 21600 10800 21600 21600 21600 16200 10800" draw:text-areas="1900 12700 12700 19700" draw:mirror-vertical="false" draw:mirror-horizontal="true" draw:type="right-triangle" draw:enhanced-path="M 0 0 L 21600 21600 0 21600 0 0 Z N"/>
          </draw:custom-shape>
        </draw:g>
        <draw:frame draw:style-name="gr7" draw:text-style-name="P2" draw:layer="layout" svg:width="17.2cm" svg:height="6.008cm" svg:x="11.8cm" svg:y="37.692cm">
          <draw:text-box>
            <text:p text:style-name="P2"><text:span text:style-name="T1">MongoK T</text:span></text:p>
          </draw:text-box>
        </draw:frame>
        <draw:custom-shape draw:style-name="gr8" draw:text-style-name="P1" draw:layer="layout" svg:width="7.5cm" svg:height="7.5cm" svg:x="12cm" svg:y="8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8cm" svg:height="0.335cm" svg:x="12cm" svg:y="9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0.335cm" svg:x="12cm" svg:y="9.8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0.335cm" svg:x="12cm" svg:y="10.6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0.335cm" svg:x="12cm" svg:y="11.4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0.335cm" svg:x="12cm" svg:y="12.2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0.335cm" svg:x="12cm" svg:y="13.0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cm" svg:height="4cm" svg:x="11.6cm" svg:y="1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2.5cm" svg:x="15.7cm" svg:y="9.7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5cm" svg:height="2.5cm" svg:x="14.2cm" svg:y="9.7cm">
          <text:p/>
          <draw:enhanced-geometry svg:viewBox="0 0 21600 21600" draw:glue-points="10800 0 5400 10800 0 21600 10800 21600 21600 21600 16200 10800" draw:text-areas="1900 12700 12700 19700" draw:mirror-vertical="false" draw:mirror-horizontal="true" draw:type="right-triangle" draw:enhanced-path="M 0 0 L 21600 21600 0 21600 0 0 Z N"/>
        </draw:custom-shape>
        <draw:frame draw:style-name="gr9" draw:text-style-name="P1" draw:layer="layout" svg:width="1.362cm" svg:height="3cm" svg:x="25.4cm" svg:y="39.2cm">
          <draw:image xlink:href="Pictures/10000201000000CF000001C86989DDA7.png" xlink:type="simple" xlink:show="embed" xlink:actuate="onLoad">
            <text:p/>
          </draw:image>
        </draw:frame>
        <draw:g>
          <draw:custom-shape draw:style-name="gr3" draw:text-style-name="P1" draw:layer="layout" svg:width="7.5cm" svg:height="7.5cm" svg:x="-7.6cm" svg:y="10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1" draw:layer="layout" svg:width="8cm" svg:height="0.335cm" svg:x="-7.6cm" svg:y="10.5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cm" svg:height="0.335cm" svg:x="-7.6cm" svg:y="11.3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cm" svg:height="0.335cm" svg:x="-7.6cm" svg:y="12.10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cm" svg:height="0.335cm" svg:x="-7.6cm" svg:y="12.90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cm" svg:height="0.335cm" svg:x="-7.6cm" svg:y="13.7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cm" svg:height="0.335cm" svg:x="-7.6cm" svg:y="14.50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cm" svg:height="4cm" svg:x="-8cm" svg:y="1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5cm" svg:height="2.5cm" svg:x="-3.9cm" svg:y="11.2cm">
            <text:p/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  <draw:custom-shape draw:style-name="gr6" draw:text-style-name="P1" draw:layer="layout" svg:width="1.5cm" svg:height="2.5cm" svg:x="-5.4cm" svg:y="11.2cm">
            <text:p/>
            <draw:enhanced-geometry svg:viewBox="0 0 21600 21600" draw:glue-points="10800 0 5400 10800 0 21600 10800 21600 21600 21600 16200 10800" draw:text-areas="1900 12700 12700 19700" draw:mirror-vertical="false" draw:mirror-horizontal="true" draw:type="right-triangle" draw:enhanced-path="M 0 0 L 21600 21600 0 21600 0 0 Z N"/>
          </draw:custom-shape>
        </draw:g>
        <draw:frame draw:style-name="gr10" draw:text-style-name="P2" draw:layer="layout" svg:width="19cm" svg:height="6.008cm" svg:x="-11cm" svg:y="11.692cm">
          <draw:text-box>
            <text:p text:style-name="P2"><text:span text:style-name="T1">MongoKIT</text:span></text:p>
          </draw:text-box>
        </draw:frame>
        <draw:frame draw:style-name="gr1" draw:text-style-name="P1" draw:layer="layout" svg:width="7.3cm" svg:height="16.083cm" svg:x="26.2cm" svg:y="6.417cm">
          <draw:image xlink:href="Pictures/10000201000000CF000001C86989DDA7.png" xlink:type="simple" xlink:show="embed" xlink:actuate="onLoad">
            <text:p/>
          </draw:image>
        </draw:frame>
        <draw:frame draw:style-name="gr1" draw:text-style-name="P1" draw:layer="layout" svg:width="1.362cm" svg:height="3cm" svg:x="17.138cm" svg:y="14.5cm">
          <draw:image xlink:href="Pictures/10000201000000CF000001C86989DDA7.png" xlink:type="simple" xlink:show="embed" xlink:actuate="onLoad">
            <text:p/>
          </draw:image>
        </draw:frame>
        <draw:frame draw:style-name="gr9" draw:text-style-name="P1" draw:layer="layout" svg:width="1.362cm" svg:height="3cm" svg:x="14cm" svg:y="13.5cm">
          <draw:image xlink:href="Pictures/10000201000000CF000001C86989DDA7.png" xlink:type="simple" xlink:show="embed" xlink:actuate="onLoad">
            <text:p/>
          </draw:image>
        </draw:frame>
        <draw:g>
          <draw:custom-shape draw:style-name="gr3" draw:text-style-name="P1" draw:layer="layout" svg:width="7.5cm" svg:height="7.5cm" svg:x="4.7cm" svg:y="19.2cm">
            <text:p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4" draw:text-style-name="P1" draw:layer="layout" svg:width="8cm" svg:height="0.335cm" svg:x="4.7cm" svg:y="19.7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0.335cm" svg:x="4.7cm" svg:y="20.5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0.335cm" svg:x="4.7cm" svg:y="21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0.335cm" svg:x="4.7cm" svg:y="22.1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0.335cm" svg:x="4.7cm" svg:y="22.9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0.335cm" svg:x="4.7cm" svg:y="23.7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8cm" svg:height="4cm" svg:x="4.3cm" svg:y="2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1.5cm" svg:height="2.5cm" svg:x="8.4cm" svg:y="20.4cm">
            <text:p/>
            <draw:enhanced-geometry svg:viewBox="0 0 21600 21600" draw:glue-points="10800 0 5400 10800 0 21600 10800 21600 21600 21600 16200 10800" draw:text-areas="1900 12700 12700 19700" draw:mirror-horizontal="false" draw:mirror-vertical="false" draw:type="right-triangle" draw:enhanced-path="M 0 0 L 21600 21600 0 21600 0 0 Z N"/>
          </draw:custom-shape>
          <draw:custom-shape draw:style-name="gr6" draw:text-style-name="P1" draw:layer="layout" svg:width="1.5cm" svg:height="2.5cm" svg:x="6.9cm" svg:y="20.4cm">
            <text:p/>
            <draw:enhanced-geometry svg:viewBox="0 0 21600 21600" draw:glue-points="10800 0 5400 10800 0 21600 10800 21600 21600 21600 16200 10800" draw:text-areas="1900 12700 12700 19700" draw:mirror-vertical="false" draw:mirror-horizontal="true" draw:type="right-triangle" draw:enhanced-path="M 0 0 L 21600 21600 0 21600 0 0 Z N"/>
          </draw:custom-shape>
        </draw:g>
        <draw:frame draw:style-name="gr11" draw:text-style-name="P3" draw:layer="layout" svg:width="5.2cm" svg:height="4.209cm" svg:x="6.2cm" svg:y="21.9cm">
          <draw:text-box>
            <text:p text:style-name="P3"><text:span text:style-name="T2">K T</text:span></text:p>
          </draw:text-box>
        </draw:frame>
        <draw:frame draw:style-name="gr9" draw:text-style-name="P1" draw:layer="layout" svg:width="0.908cm" svg:height="2cm" svg:x="8cm" svg:y="23cm">
          <draw:image xlink:href="Pictures/10000201000000CF000001C86989DDA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namlook</meta:initial-creator>
    <meta:creation-date>2009-09-27T15:58:01</meta:creation-date>
    <dc:creator>namlook</dc:creator>
    <dc:date>2009-09-27T17:22:22</dc:date>
    <meta:editing-cycles>1</meta:editing-cycles>
    <meta:editing-duration>PT7M53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